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200%"/>
      <style:text-properties style:font-name="Liberation Serif" fo:font-size="12pt" fo:font-weight="normal" officeooo:rsid="00165e44" officeooo:paragraph-rsid="00165e44" style:font-size-asian="12pt" style:font-weight-asian="normal" style:font-size-complex="12pt" style:font-weight-complex="normal"/>
    </style:style>
    <style:style style:name="P2" style:family="paragraph" style:parent-style-name="Standard">
      <style:paragraph-properties fo:line-height="200%"/>
      <style:text-properties style:font-name="Liberation Serif" fo:font-size="12pt" style:font-size-asian="12pt" style:font-size-complex="12pt"/>
    </style:style>
    <style:style style:name="P3" style:family="paragraph" style:parent-style-name="Standard">
      <style:paragraph-properties fo:line-height="200%"/>
      <style:text-properties style:font-name="Liberation Serif" fo:font-size="12pt" officeooo:paragraph-rsid="00183f85" style:font-size-asian="12pt" style:font-size-complex="12pt"/>
    </style:style>
    <style:style style:name="P4" style:family="paragraph" style:parent-style-name="Standard">
      <style:paragraph-properties fo:line-height="200%"/>
      <style:text-properties style:font-name="Liberation Serif" fo:font-size="12pt" officeooo:paragraph-rsid="001eeb6e" style:font-size-asian="12pt" style:font-size-complex="12pt"/>
    </style:style>
    <style:style style:name="P5" style:family="paragraph" style:parent-style-name="Standard">
      <style:paragraph-properties fo:line-height="200%" fo:text-align="center" style:justify-single-word="false"/>
      <style:text-properties style:font-name="Liberation Serif" fo:font-size="12pt" officeooo:paragraph-rsid="001eeb6e" style:font-size-asian="12pt" style:font-size-complex="12pt"/>
    </style:style>
    <style:style style:name="P6" style:family="paragraph" style:parent-style-name="Standard">
      <style:paragraph-properties fo:line-height="200%"/>
      <style:text-properties style:font-name="Liberation Serif" fo:font-size="12pt" fo:font-weight="bold" officeooo:rsid="0019ebad" officeooo:paragraph-rsid="0019ebad" style:font-size-asian="12pt" style:font-weight-asian="bold" style:font-size-complex="12pt" style:font-weight-complex="bold"/>
    </style:style>
    <style:style style:name="P7" style:family="paragraph" style:parent-style-name="Standard">
      <style:paragraph-properties fo:line-height="200%"/>
      <style:text-properties style:font-name="Liberation Serif" fo:font-size="12pt" fo:font-weight="normal" officeooo:rsid="00165e44" officeooo:paragraph-rsid="00165e44" style:font-size-asian="12pt" style:font-weight-asian="normal" style:font-size-complex="12pt" style:font-weight-complex="normal"/>
    </style:style>
    <style:style style:name="T1" style:family="text">
      <style:text-properties officeooo:rsid="000c8e3d"/>
    </style:style>
    <style:style style:name="T2" style:family="text">
      <style:text-properties officeooo:rsid="00100a16"/>
    </style:style>
    <style:style style:name="T3" style:family="text">
      <style:text-properties officeooo:rsid="00104f56"/>
    </style:style>
    <style:style style:name="T4" style:family="text">
      <style:text-properties officeooo:rsid="0012da8c"/>
    </style:style>
    <style:style style:name="T5" style:family="text">
      <style:text-properties officeooo:rsid="00146397"/>
    </style:style>
    <style:style style:name="T6" style:family="text">
      <style:text-properties officeooo:rsid="00155e16"/>
    </style:style>
    <style:style style:name="T7" style:family="text">
      <style:text-properties officeooo:rsid="00165e44"/>
    </style:style>
    <style:style style:name="T8" style:family="text">
      <style:text-properties fo:font-style="italic"/>
    </style:style>
    <style:style style:name="T9" style:family="text">
      <style:text-properties officeooo:rsid="0016f1a1"/>
    </style:style>
    <style:style style:name="T10" style:family="text">
      <style:text-properties officeooo:rsid="00183f85"/>
    </style:style>
    <style:style style:name="T11" style:family="text">
      <style:text-properties fo:font-weight="normal" officeooo:rsid="00165e44" style:font-weight-asian="normal" style:font-weight-complex="normal"/>
    </style:style>
    <style:style style:name="T12" style:family="text">
      <style:text-properties fo:font-weight="normal" officeooo:rsid="00183f85" style:font-weight-asian="normal" style:font-weight-complex="normal"/>
    </style:style>
    <style:style style:name="T13" style:family="text">
      <style:text-properties officeooo:rsid="001a15d5"/>
    </style:style>
    <style:style style:name="T14" style:family="text">
      <style:text-properties officeooo:rsid="001a65eb"/>
    </style:style>
    <style:style style:name="T15" style:family="text">
      <style:text-properties officeooo:rsid="001eeb6e"/>
    </style:style>
    <style:style style:name="T16" style:family="text">
      <style:text-properties fo:font-weight="bold" officeooo:rsid="001eeb6e"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6">Zachary Hightower Essay 1: The Right to Privacy</text:span><text:span text:style-name="T15"> </text:span></text:p>
      <text:p text:style-name="P4"><text:span text:style-name="T13"><text:tab/>Privacy is a right in the United States. How far that can extend and how it should be handled is not so black and white. </text:span><text:span text:style-name="T1">Web privacy often changes priority with the perspective that someone views it from. </text:span><text:span text:style-name="T13">A user often views it with ambivalence or very protectively</text:span><text:span text:style-name="T1">. From the perspective of large advertising agencies or data scientists, </text:span><text:span text:style-name="T13">the flow of data to them is important. Once they have an influx of user data, they want to keep it and grow it if possible. These people </text:span><text:span text:style-name="T1">benefit from having privacy for users </text:span><text:span text:style-name="T13">very loose</text:span><text:span text:style-name="T1">. </text:span><text:span text:style-name="T13">However privacy of their datasets is a priority.</text:span><text:span text:style-name="T1"> </text:span><text:span text:style-name="T13">These are the large forces that drive most legislation involving privacy on the internet. This essay examines the depth of these interacti</text:span><text:span text:style-name="T14">ons. We also look into how the available tools can be used to make better decisions and how decisions regarding privacy should be made. </text:span></text:p>
      <text:p text:style-name="P2"><text:tab/><text:span text:style-name="T2">Google Maps, and other GPS directions applications </text:span><text:span text:style-name="T3">require a good deal of privacy to be given up in order to access their features. </text:span><text:span text:style-name="T4">It provides us with the ability to know the shortest path to where we want to go, incredibly accurate estimated time of arrival, and even updates in real time on traffic changes. All of this is made possible by giving up information about where we are and where we </text:span><text:span text:style-name="T14">a</text:span><text:span text:style-name="T4">re going. This is something </text:span><text:span text:style-name="T14">most people are not </text:span><text:span text:style-name="T4">happy to tell a complete stranger. However, as the company reports, Google </text:span><text:span text:style-name="T14">M</text:span><text:span text:style-name="T4">aps has more than a billion users. That means that more than thirteen percent of the humans on earth are being voluntarily tracked by Google. People regularly make the choice to give up their location information. </text:span><text:span text:style-name="T7">Users may not know the full breadth of </text:span><text:span text:style-name="T14">privacy </text:span><text:span text:style-name="T7">they are giving up, though. Benjamin Baron and Micro Musolesi studied the habits of users and created profiles that, from location data, allowed them to predict many other traits of their users (Baron &amp; Musolesi, 2020).</text:span><text:span text:style-name="T4"> Giving up </text:span><text:span text:style-name="T5">data does reap a significant reward, </text:span><text:span text:style-name="T7">but it is often difficult to understand how much data is actually being given up.</text:span><text:span text:style-name="T5"> </text:span><text:span text:style-name="T14">Users should have all the information available to them when they make decisions about whether or not to give away parts of their right to privacy.</text:span></text:p>
      <text:p text:style-name="P2"><text:tab/><text:span text:style-name="T14">There is some </text:span><text:span text:style-name="T5">push back against constant </text:span><text:span text:style-name="T14">tracking that occurs </text:span><text:span text:style-name="T5">on the web. It </text:span><text:span text:style-name="T14">is </text:span><text:span text:style-name="T5">more common now to see sites that actually inform the user about cookies </text:span><text:span text:style-name="T14">give the ability to</text:span><text:span text:style-name="T5"> opt out of unnecessary </text:span><text:soft-page-break/><text:span text:style-name="T5">ones. </text:span><text:span text:style-name="T9">Contrary to popular </text:span><text:span text:style-name="T14">conception</text:span><text:span text:style-name="T9">, cookies can be used constructively. A helpful example of cookie use is provided in, “</text:span><text:span text:style-name="T10">Taking the Byte out of Cookies”, where a cookie is proposed as an alternative to storing user information in a central database. In this example, the cookie allows a user to take their information with them when they leave the site. This is a massive boon to the user’s security, since it means that if the site’s database is compromised, whatever information has been stored in the cookie can’t be accessed by the bad actors (Lin &amp; Loui, 1998). However, as can be inferred from the proliferation of anti-tracking extensions on websites, this is often not the aim. Cookies can also be used to track user preferences and harvest data that the user may have no idea is being given up. </text:span><text:span text:style-name="T14">It is also sometimes that the company wants to store the user’s data in their central database, so it can be used and sold. </text:span></text:p>
      <text:p text:style-name="P3"><text:tab/><text:span text:style-name="T6">It is important to consider more oversight and stricter standards for </text:span><text:span text:style-name="T14">American</text:span><text:span text:style-name="T6"> </text:span><text:span text:style-name="T14">privacy on the web</text:span><text:span text:style-name="T6">. Data can be anonymized. Data can be encrypted. Data can be split up into different portions so that no one access point being breached turns into a massive compromise. </text:span><text:span text:style-name="T10">These methods, and the methods by which combination of data can lead to privacy compromise beyond what a user is usually told can be found in Protection of Big Data Privacy (</text:span><text:span text:style-name="T11">Mehmood, Abid, et al., </text:span><text:span text:style-name="T12">2016</text:span><text:span text:style-name="T10">).</text:span><text:span text:style-name="T6"> <text:s/></text:span><text:span text:style-name="T10">Knowing all this, we cannot expect to have full privacy on the web. However, we can push for greater security and more intelligent construction that allows us to keep the features we need, while minimizing the risk personal data leakage.</text:span></text:p>
      <text:p text:style-name="P3"/>
      <text:p text:style-name="P3"/>
      <text:p text:style-name="P3"/>
      <text:p text:style-name="P3"/>
      <text:p text:style-name="P3"/>
      <text:p text:style-name="P3"/>
      <text:p text:style-name="P3"/>
      <text:p text:style-name="P3"><text:soft-page-break/></text:p>
      <text:p text:style-name="P6">References</text:p>
      <text:p text:style-name="P1">Baron, Benjamin, and Mirco Musolesi. “Where you go matters.” <text:span text:style-name="T8">Proceedings of the ACM on Interactive, Mobile, Wearable and Ubiquitous Technologies</text:span>, vol. 4, no. 4, 17 Dec. 2020, pp. 1–32, https://doi.org/10.1145/3432699. </text:p>
      <text:p text:style-name="P1">Lin, Daniel, and Michael C. Loui. “Taking the byte out of Cookies.” <text:span text:style-name="T8">ACM SIGCAS Computers and Society</text:span>, vol. 28, no. 2, June 1998, pp. 39–51, https://doi.org/10.1145/276758.276775. </text:p>
      <text:p text:style-name="P1">Mehmood, Abid, et al. “Protection of Big Data Privacy.” <text:span text:style-name="T8">IEEE Access</text:span>, vol. 4, 2016, pp. 1821–1834, https://doi.org/10.1109/access.2016.2558446. </text:p>
      <text:p text:style-name="P1"/>
      <text:p text:style-name="P1"/>
      <text:p text:style-name="P7"/>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09:57:23.201165494</meta:creation-date>
    <dc:date>2024-09-30T18:04:54.363716642</dc:date>
    <meta:editing-duration>PT33M48S</meta:editing-duration>
    <meta:editing-cycles>5</meta:editing-cycles>
    <meta:generator>LibreOffice/7.3.7.2$Linux_X86_64 LibreOffice_project/30$Build-2</meta:generator>
    <meta:document-statistic meta:table-count="0" meta:image-count="0" meta:object-count="0" meta:page-count="3" meta:paragraph-count="9" meta:word-count="776" meta:character-count="4563" meta:non-whitespace-character-count="3788"/>
  </office:meta>
</office:document-meta>
</file>